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5,72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32" calcext:value-type="float">
            <text:p>332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5,721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6,14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62.7" calcext:value-type="float">
            <text:p>562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 table:number-columns-repeated="3"/>
          <table:table-cell office:value-type="float" office:value="657.5" calcext:value-type="float">
            <text:p>65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53,721</text:p>
          </table:table-cell>
          <table:table-cell/>
          <table:table-cell office:value-type="string" calcext:value-type="string">
            <text:p>3,5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6.8" calcext:value-type="float">
            <text:p>336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,47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151.7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office:value-type="float" office:value="668" calcext:value-type="float">
            <text:p>668</text:p>
          </table:table-cell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21.4" calcext:value-type="float">
            <text:p>21.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8,592</text:p>
          </table:table-cell>
          <table:table-cell/>
          <table:table-cell office:value-type="string" calcext:value-type="string">
            <text:p>1,8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9,176</text:p>
          </table:table-cell>
          <table:table-cell office:value-type="string" calcext:value-type="string">
            <text:p>1,156</text:p>
          </table:table-cell>
          <table:table-cell table:number-columns-repeated="3"/>
          <table:table-cell office:value-type="float" office:value="666.9" calcext:value-type="float">
            <text:p>666.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,463</text:p>
          </table:table-cell>
          <table:table-cell office:value-type="string" calcext:value-type="string">
            <text:p>3,813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198.9" calcext:value-type="float">
            <text:p>19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4,674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47.9" calcext:value-type="float">
            <text:p>47.9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372,492</text:p>
          </table:table-cell>
          <table:table-cell/>
          <table:table-cell office:value-type="string" calcext:value-type="string">
            <text:p>6,27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72" calcext:value-type="float">
            <text:p>27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,394</text:p>
          </table:table-cell>
          <table:table-cell office:value-type="float" office:value="865" calcext:value-type="float">
            <text:p>865</text:p>
          </table:table-cell>
          <table:table-cell table:number-columns-repeated="3"/>
          <table:table-cell office:value-type="float" office:value="46.3" calcext:value-type="float">
            <text:p>46.3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1,042</text:p>
          </table:table-cell>
          <table:table-cell/>
          <table:table-cell office:value-type="float" office:value="988" calcext:value-type="float">
            <text:p>98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315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52,162</text:p>
          </table:table-cell>
          <table:table-cell/>
          <table:table-cell office:value-type="string" calcext:value-type="string">
            <text:p>19,293</text:p>
          </table:table-cell>
          <table:table-cell/>
          <table:table-cell office:value-type="float" office:value="879" calcext:value-type="float">
            <text:p>879</text:p>
          </table:table-cell>
          <table:table-cell office:value-type="float" office:value="57.7" calcext:value-type="float">
            <text:p>57.7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44</meta:creation-date>
    <dc:date>2018-09-01T10:10:44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